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10" style:family="table-row">
      <style:table-row-properties style:min-row-height="1.66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53145" officeooo:paragraph-rsid="000531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053145" officeooo:paragraph-rsid="00053145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53145" officeooo:paragraph-rsid="00053145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053145" officeooo:paragraph-rsid="0005314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53145" style:font-size-asian="12pt" style:font-size-complex="12pt"/>
    </style:style>
    <style:style style:name="T3" style:family="text">
      <style:text-properties fo:color="#212529" loext:opacity="100%" fo:font-size="12pt" style:font-size-asian="12pt" style:font-name-complex="Calibri1" style:font-size-complex="12pt"/>
    </style:style>
    <style:style style:name="T4" style:family="text">
      <style:text-properties officeooo:rsid="0005314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70">
            <text:p text:style-name="P5">70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7">Live Chat Frontend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3">Nutzer*innen</text:span><text:span text:style-name="T1"> sollen </text:span><text:span text:style-name="T2">in allen Chats im Frontend, auf die sie Zugriff haben, in Echtzeit über neue Nachrichten informiert werd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427676670" text:style-name="WWNum1">
              <text:list-item>
                <text:p text:style-name="P9">Zwei Nutzer*innen sollen sichtbar in Echtzeit miteinander über den CVWizard kommunizieren können</text:p>
              </text:list-item>
              <text:list-item>
                <text:p text:style-name="P9">Nutzer*innen übertragen ihr Token zur Authentifikation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6"><text:span text:style-name="T4">21 </text:span>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4">in</text:span>:</text:p>
            <text:p text:style-name="P3"/>
          </table:table-cell>
          <table:table-cell table:style-name="Tabelle1.A2" office:value-type="string">
            <text:p text:style-name="P6"><text:span text:style-name="T4">Alexander Zeikowski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7">8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46">
            <text:p text:style-name="P7">46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6">0.<text:span text:style-name="T4">45</text:span></text:p>
          </table:table-cell>
        </table:table-row>
        <table:table-row table:style-name="Tabelle1.10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8">Die neuen WebSockets müssen im Frontend für jeden Chat, über den sie verfügen, angelegt werden und emfpangene Nachrichten korrekt darstellen. Zudem muss jede Nutzer*in zur Authentifikation und Rechteüberprüfung zuerst ihr Token übertrage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3</meta:editing-cycles>
    <meta:creation-date>2021-03-21T10:07:00</meta:creation-date>
    <dc:date>2021-03-24T17:04:14.191000000</dc:date>
    <meta:editing-duration>PT11M38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1" meta:word-count="102" meta:character-count="767" meta:non-whitespace-character-count="6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